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15e1a"/>
    </style:style>
    <style:style style:name="P2" style:family="paragraph" style:parent-style-name="Standard">
      <style:paragraph-properties fo:text-align="start" style:justify-single-word="false"/>
      <style:text-properties officeooo:paragraph-rsid="00015e1a"/>
    </style:style>
    <style:style style:name="P3" style:family="paragraph" style:parent-style-name="Standard">
      <style:paragraph-properties fo:text-align="center" style:justify-single-word="false"/>
      <style:text-properties style:font-name="Calibri Light" fo:font-size="20pt" fo:font-weight="bold" officeooo:paragraph-rsid="00015e1a"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 Light" officeooo:paragraph-rsid="00015e1a"/>
    </style:style>
    <style:style style:name="P5" style:family="paragraph" style:parent-style-name="Standard">
      <style:paragraph-properties fo:text-align="start" style:justify-single-word="false"/>
      <style:text-properties style:font-name="Calibri Light" officeooo:paragraph-rsid="00015e1a"/>
    </style:style>
    <style:style style:name="P6" style:family="paragraph" style:parent-style-name="Standard">
      <style:paragraph-properties fo:text-align="start" style:justify-single-word="false"/>
      <style:text-properties style:font-name="Calibri Light" fo:font-size="16pt" officeooo:paragraph-rsid="00015e1a" style:font-size-asian="16pt" style:font-size-complex="16pt"/>
    </style:style>
    <style:style style:name="P7" style:family="paragraph" style:parent-style-name="Standard">
      <style:paragraph-properties fo:text-align="start" style:justify-single-word="false"/>
      <style:text-properties style:font-name="Calibri Light" fo:font-size="18pt" fo:language="el" fo:country="GR" fo:font-weight="normal" officeooo:rsid="0002e0a5" officeooo:paragraph-rsid="0002e0a5"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6pt" officeooo:paragraph-rsid="00015e1a" style:font-size-asian="16pt" style:font-size-complex="16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15e1a" style:font-size-asian="20pt" style:font-weight-asian="bold" style:font-size-complex="20pt" style:font-weight-complex="bold"/>
    </style:style>
    <style:style style:name="T4" style:family="text">
      <style:text-properties fo:font-size="20pt" fo:font-weight="normal" officeooo:rsid="00015e1a" style:font-size-asian="20pt" style:font-weight-asian="normal" style:font-size-complex="20pt" style:font-weight-complex="normal"/>
    </style:style>
    <style:style style:name="T5" style:family="text">
      <style:text-properties fo:font-weight="bold" style:font-weight-asian="bold" style:font-weight-complex="bold"/>
    </style:style>
    <style:style style:name="T6" style:family="text">
      <style:text-properties style:font-name="Calibri Ligh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η ΕΡΓΑΣΤΗΡΙΑΚΗ ΑΣΚΗΣΗ </text:p>
      <text:p text:style-name="P4"><text:span text:style-name="T2">ΓΙΑ ΤΟ ΜΑΘΗΜΑ "Εργαστήριο Μικροϋπολογιστών"</text:span></text:p>
      <text:p text:style-name="P4"><text:span text:style-name="T2"/></text:p>
      <text:p text:style-name="P7">Ονοματεπώνυμο: Παγώνης Γιώργος</text:p>
      <text:p text:style-name="P7">ΑΜ: 03117030</text:p>
      <text:p text:style-name="P4"><text:span text:style-name="T2"/></text:p>
      <text:p text:style-name="P8"><text:span text:style-name="T6"><text:s/>Ζήτημα 3.1 Γράψτε ένα πρόγραμμα «ηλεκτρονικής κλειδαριάς» το οποίο να ανάβει όλα τα leds PB0-7 για 4 sec συνολικά, μόνο όταν πατηθούν στη σειρά τα δύο πλήκτρα στο keypad 4×4 που αντιστοιχούν στο διψήφιο αριθμό της ομάδας σας (π.χ. 09). Αν δεν έχουν δοθεί οι δύο σωστοί αριθμοί να αναβοσβήνει (χρόνος ~0.5 sec αναμμένο και ~0.5 sec σβησμένο) τα leds PB0-7 επίσης για 4 sec. Μετά το πάτημα δύο αριθμών το πρόγραμμα να συνεχίσει να διαβάζει και άλλους αριθμούς από το keypad αλλά να τους αγνοεί. Το πρόγραμμα αυτό να είναι συνεχόμενης λειτουργίας. Δώστε το διάγραμμα ροής και το πρόγραμμα σε C. Επίσης η ρουτίνα keypad_to_ascii να δοθεί σε μορφή συνάρτησης C για να αξιοποιηθεί από το πρόγραμμα σε C. </text:span></text:p>
      <text:p text:style-name="P1"/>
      <text:p text:style-name="P5">/*</text:p>
      <text:p text:style-name="P5"><text:s/>* GccApplication12.c</text:p>
      <text:p text:style-name="P5"><text:s/>*</text:p>
      <text:p text:style-name="P5"><text:s/>* Created: 11/21/2020 3:01:57 PM</text:p>
      <text:p text:style-name="P5"><text:s/>* Author : georg</text:p>
      <text:p text:style-name="P5"><text:s/>*/ </text:p>
      <text:p text:style-name="P5"/>
      <text:p text:style-name="P5">#define F_CPU 8000000UL //needs to be defined before including the avr/delay.h library</text:p>
      <text:p text:style-name="P5">#define SPARK_DELAY_TIME 20</text:p>
      <text:p text:style-name="P5">#define FIRST_DIGIT 'C'</text:p>
      <text:p text:style-name="P5">#define SECOND_DIGIT '3'</text:p>
      <text:p text:style-name="P5"/>
      <text:p text:style-name="P5">#include &lt;avr/io.h&gt;</text:p>
      <text:p text:style-name="P5">#include &lt;util/delay.h&gt;</text:p>
      <text:p text:style-name="P5"/>
      <text:p text:style-name="P5">unsigned int previous_keypad_state = 0; //hold the state of the keyboard 0x0000</text:p>
      <text:p text:style-name="P5">int ascii[16]; //Is the ascii code for each key on the keyboard</text:p>
      <text:p text:style-name="P5"/>
      <text:p text:style-name="P5">unsigned char scan_row_sim(int row)</text:p>
      <text:p text:style-name="P5"><text:soft-page-break/>{<text:tab/></text:p>
      <text:p text:style-name="P5"><text:tab/>unsigned char temp;</text:p>
      <text:p text:style-name="P5"><text:tab/>volatile unsigned char pressed_row;</text:p>
      <text:p text:style-name="P5"/>
      <text:p text:style-name="P5"><text:tab/>temp = 0x08;</text:p>
      <text:p text:style-name="P5"><text:tab/>PORTC = temp &lt;&lt; row;</text:p>
      <text:p text:style-name="P5"><text:tab/>_delay_us(500);</text:p>
      <text:p text:style-name="P5"><text:tab/>asm("nop");</text:p>
      <text:p text:style-name="P5"><text:tab/>asm("nop");</text:p>
      <text:p text:style-name="P5"><text:tab/>pressed_row = PINC &amp; 0x0f;</text:p>
      <text:p text:style-name="P5"/>
      <text:p text:style-name="P5"><text:tab/>return pressed_row;</text:p>
      <text:p text:style-name="P5">}</text:p>
      <text:p text:style-name="P5">unsigned int scan_keypad_sim(void)</text:p>
      <text:p text:style-name="P5">{</text:p>
      <text:p text:style-name="P5"><text:tab/>volatile unsigned char pressed_row1, pressed_row2, pressed_row3, pressed_row4;</text:p>
      <text:p text:style-name="P5"><text:tab/>volatile unsigned int pressed_keypad = 0x0000;</text:p>
      <text:p text:style-name="P5"/>
      <text:p text:style-name="P5"><text:tab/>pressed_row1 = scan_row_sim(1);</text:p>
      <text:p text:style-name="P5"><text:tab/>pressed_row2 = scan_row_sim(2);</text:p>
      <text:p text:style-name="P5"><text:tab/>pressed_row3 = scan_row_sim(3);</text:p>
      <text:p text:style-name="P5"><text:tab/>pressed_row4 = scan_row_sim(4);</text:p>
      <text:p text:style-name="P5"/>
      <text:p text:style-name="P5"><text:tab/>pressed_keypad = (pressed_row1 &lt;&lt; 12 | pressed_row2 &lt;&lt; 8) | (pressed_row3 &lt;&lt; 4) | (pressed_row4);</text:p>
      <text:p text:style-name="P5"><text:tab/>PORTC =0x00;</text:p>
      <text:p text:style-name="P5"><text:tab/>return pressed_keypad;</text:p>
      <text:p text:style-name="P5">}</text:p>
      <text:p text:style-name="P5">unsigned int scan_keypad_rising_edge_sim(void)</text:p>
      <text:p text:style-name="P5">{</text:p>
      <text:p text:style-name="P5"><text:tab/>unsigned int pressed_keypad1, pressed_keypad2, current_keypad_state, final_keypad_state;</text:p>
      <text:p text:style-name="P5"/>
      <text:p text:style-name="P5"><text:tab/>pressed_keypad1 = scan_keypad_sim();</text:p>
      <text:p text:style-name="P5"><text:tab/>_delay_ms(SPARK_DELAY_TIME);</text:p>
      <text:p text:style-name="P5"><text:tab/>pressed_keypad2 = scan_keypad_sim();</text:p>
      <text:p text:style-name="P5"><text:tab/>current_keypad_state = pressed_keypad1 &amp; pressed_keypad2;</text:p>
      <text:p text:style-name="P5"><text:tab/>final_keypad_state = current_keypad_state &amp; (~ previous_keypad_state);</text:p>
      <text:p text:style-name="P5"><text:tab/>previous_keypad_state = current_keypad_state;</text:p>
      <text:p text:style-name="P5"/>
      <text:p text:style-name="P5"><text:tab/>return final_keypad_state;</text:p>
      <text:p text:style-name="P5">}</text:p>
      <text:p text:style-name="P5">unsigned char keypad_to_ascii_sim(unsigned int final_keypad_state)</text:p>
      <text:p text:style-name="P5">{</text:p>
      <text:p text:style-name="P5"><text:tab/>volatile int j;</text:p>
      <text:p text:style-name="P5"><text:soft-page-break/><text:tab/>volatile unsigned int temp;</text:p>
      <text:p text:style-name="P5"/>
      <text:p text:style-name="P5"><text:tab/>for (j=0; j&lt;16; j++)</text:p>
      <text:p text:style-name="P5"><text:tab/>{</text:p>
      <text:p text:style-name="P5"><text:tab/><text:tab/>temp = 0x01;</text:p>
      <text:p text:style-name="P5"><text:tab/><text:tab/>temp = temp &lt;&lt; j;</text:p>
      <text:p text:style-name="P5"><text:tab/><text:tab/>if (final_keypad_state &amp; temp) //if you find the only pressed key then return </text:p>
      <text:p text:style-name="P5"><text:tab/><text:tab/>{</text:p>
      <text:p text:style-name="P5"><text:tab/><text:tab/><text:tab/>return ascii[j];</text:p>
      <text:p text:style-name="P5"><text:tab/><text:tab/>}</text:p>
      <text:p text:style-name="P5"><text:tab/>}</text:p>
      <text:p text:style-name="P5"><text:tab/>//should not reach here</text:p>
      <text:p text:style-name="P5"><text:tab/>return 1;</text:p>
      <text:p text:style-name="P5">}</text:p>
      <text:p text:style-name="P5">void initialize_ascii(void)</text:p>
      <text:p text:style-name="P5">{</text:p>
      <text:p text:style-name="P5"><text:tab/>ascii[0] = '*';</text:p>
      <text:p text:style-name="P5"><text:tab/>ascii[1] = '0';</text:p>
      <text:p text:style-name="P5"><text:tab/>ascii[2] = '#';</text:p>
      <text:p text:style-name="P5"><text:tab/>ascii[3] = 'D';</text:p>
      <text:p text:style-name="P5"><text:tab/>ascii[4] = '7';</text:p>
      <text:p text:style-name="P5"><text:tab/>ascii[5] = '8';</text:p>
      <text:p text:style-name="P5"><text:tab/>ascii[6] = '9';</text:p>
      <text:p text:style-name="P5"><text:tab/>ascii[7] = 'C';</text:p>
      <text:p text:style-name="P5"><text:tab/>ascii[8] = '4';</text:p>
      <text:p text:style-name="P5"><text:tab/>ascii[9] = '5';</text:p>
      <text:p text:style-name="P5"><text:tab/>ascii[10] = '6';</text:p>
      <text:p text:style-name="P5"><text:tab/>ascii[11] = 'B';</text:p>
      <text:p text:style-name="P5"><text:tab/>ascii[12] = '1';</text:p>
      <text:p text:style-name="P5"><text:tab/>ascii[13] = '2';</text:p>
      <text:p text:style-name="P5"><text:tab/>ascii[14] = '3';</text:p>
      <text:p text:style-name="P5"><text:tab/>ascii[15] = 'A';</text:p>
      <text:p text:style-name="P5">}</text:p>
      <text:p text:style-name="P5">unsigned char read4x4(void)</text:p>
      <text:p text:style-name="P5">{</text:p>
      <text:p text:style-name="P5"><text:tab/>unsigned int keypad_state;</text:p>
      <text:p text:style-name="P5"><text:tab/>unsigned char ascii_code;</text:p>
      <text:p text:style-name="P5"/>
      <text:p text:style-name="P5"><text:tab/>keypad_state = scan_keypad_rising_edge_sim(); // read the state of the keyboard</text:p>
      <text:p text:style-name="P5"><text:tab/>if (!keypad_state)</text:p>
      <text:p text:style-name="P5"><text:tab/>{</text:p>
      <text:p text:style-name="P5"><text:tab/><text:tab/>return 0;</text:p>
      <text:p text:style-name="P5"><text:tab/>}</text:p>
      <text:p text:style-name="P5"><text:tab/>ascii_code = keypad_to_ascii_sim(keypad_state); // encode it to ascii code</text:p>
      <text:p text:style-name="P5"><text:soft-page-break/></text:p>
      <text:p text:style-name="P5"><text:tab/>return ascii_code;</text:p>
      <text:p text:style-name="P5">}</text:p>
      <text:p text:style-name="P5"/>
      <text:p text:style-name="P5">int main(void)</text:p>
      <text:p text:style-name="P5">{</text:p>
      <text:p text:style-name="P5"><text:tab/>int i;</text:p>
      <text:p text:style-name="P5"><text:tab/>volatile unsigned char first_number, second_number;</text:p>
      <text:p text:style-name="P5"/>
      <text:p text:style-name="P5"><text:tab/>DDRB = 0Xff; // B for output</text:p>
      <text:p text:style-name="P5"><text:tab/>DDRC = 0xf0; // c 4 msb for output and 4 lsb for input</text:p>
      <text:p text:style-name="P5"/>
      <text:p text:style-name="P5"><text:tab/>initialize_ascii();</text:p>
      <text:p text:style-name="P5"/>
      <text:p text:style-name="P5"><text:tab/>while (1)</text:p>
      <text:p text:style-name="P5"><text:tab/>{</text:p>
      <text:p text:style-name="P5"><text:tab/><text:tab/>do</text:p>
      <text:p text:style-name="P5"><text:tab/><text:tab/>{</text:p>
      <text:p text:style-name="P5"><text:tab/><text:tab/><text:tab/>first_number = read4x4(); // wait for the number to be pushed</text:p>
      <text:p text:style-name="P5"><text:tab/><text:tab/>}</text:p>
      <text:p text:style-name="P5"><text:tab/><text:tab/>while(!first_number);</text:p>
      <text:p text:style-name="P5"/>
      <text:p text:style-name="P5"><text:tab/><text:tab/>do</text:p>
      <text:p text:style-name="P5"><text:tab/><text:tab/>{</text:p>
      <text:p text:style-name="P5"><text:tab/><text:tab/><text:tab/>second_number = read4x4(); // wait for the second number to be pushed</text:p>
      <text:p text:style-name="P5"><text:tab/><text:tab/>}</text:p>
      <text:p text:style-name="P5"><text:tab/><text:tab/>while(!second_number);</text:p>
      <text:p text:style-name="P5"><text:tab/><text:tab/>// compare it with the given number (here C3)</text:p>
      <text:p text:style-name="P5"><text:tab/><text:tab/>if ((first_number == FIRST_DIGIT) &amp; (second_number == SECOND_DIGIT))</text:p>
      <text:p text:style-name="P5"><text:tab/><text:tab/>{ <text:tab/></text:p>
      <text:p text:style-name="P5"><text:tab/><text:tab/><text:tab/>//if true the just open the leds for 4 sec</text:p>
      <text:p text:style-name="P5"><text:tab/><text:tab/><text:tab/>PORTB = 0Xff;</text:p>
      <text:p text:style-name="P5"><text:tab/><text:tab/><text:tab/>_delay_ms(4000);</text:p>
      <text:p text:style-name="P5"><text:tab/><text:tab/><text:tab/>PORTB = 0X00;</text:p>
      <text:p text:style-name="P5"><text:tab/><text:tab/>}</text:p>
      <text:p text:style-name="P5"><text:tab/><text:tab/>else</text:p>
      <text:p text:style-name="P5"><text:tab/><text:tab/>{ </text:p>
      <text:p text:style-name="P5"><text:tab/><text:tab/><text:tab/>//if false just open and close the leds with T=0.5 sec</text:p>
      <text:p text:style-name="P5"><text:tab/><text:tab/><text:tab/>for (i=0; i&lt;4; i++)</text:p>
      <text:p text:style-name="P5"><text:tab/><text:tab/><text:tab/>{</text:p>
      <text:p text:style-name="P5"><text:tab/><text:tab/><text:tab/><text:tab/>PORTB = 0Xff;</text:p>
      <text:p text:style-name="P5"><text:tab/><text:tab/><text:tab/><text:tab/>_delay_ms(500);</text:p>
      <text:p text:style-name="P5"><text:tab/><text:tab/><text:tab/><text:tab/>PORTB = 0X00;</text:p>
      <text:p text:style-name="P5"><text:tab/><text:tab/><text:tab/><text:tab/>_delay_ms(500);</text:p>
      <text:p text:style-name="P5"><text:soft-page-break/><text:tab/><text:tab/><text:tab/>}</text:p>
      <text:p text:style-name="P5"><text:tab/><text:tab/>}</text:p>
      <text:p text:style-name="P5"><text:tab/>}</text:p>
      <text:p text:style-name="P5"/>
      <text:p text:style-name="P5"><text:tab/>return 0;</text:p>
      <text:p text:style-name="P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Ζήτημα 3.2 Να ξαναγραφεί το παραπάνω πρόγραμμα του Ζητήματος 3.1 σε assembly αλλά να προσθέσετε την εξής λειτουργία: Να απεικονίζεται στο LCD display το μήνυμα ALARM ON στην περίπτωση που δοθεί λάθος διψήφιος αριθμός από το πληκτρολόγιο. Σε διαφορετική περίπτωση να αναγράφει WELCOME XX, όπου ΧΧ ο αριθμός της ομάδας.</text:p>
      <text:p text:style-name="P5"/>
      <text:p text:style-name="P5">;;</text:p>
      <text:p text:style-name="P5">; AssemblerApplication10.asm</text:p>
      <text:p text:style-name="P5">;</text:p>
      <text:p text:style-name="P5">; Created: 11/21/2020 4:45:46 PM</text:p>
      <text:p text:style-name="P5">; Author : georg</text:p>
      <text:p text:style-name="P5">;</text:p>
      <text:p text:style-name="P5"/>
      <text:p text:style-name="P5"/>
      <text:p text:style-name="P5">.include "m16def.inc"</text:p>
      <text:p text:style-name="P5"/>
      <text:p text:style-name="P5">;--------DATA SEGMENT-------------</text:p>
      <text:p text:style-name="P5">.DSEG</text:p>
      <text:p text:style-name="P5"><text:tab/>_tmp_: .byte 2</text:p>
      <text:p text:style-name="P5"/>
      <text:p text:style-name="P5"/>
      <text:p text:style-name="P5">;--------CODE SEGMENT-------------</text:p>
      <text:p text:style-name="P5">.CSEG</text:p>
      <text:p text:style-name="P5"><text:tab/>.org 0x0</text:p>
      <text:p text:style-name="P5"><text:tab/>rjmp RESET</text:p>
      <text:p text:style-name="P5"><text:soft-page-break/><text:tab/>RESET:</text:p>
      <text:p text:style-name="P5"><text:tab/>.equ FIRST_DIGIT = 'C'</text:p>
      <text:p text:style-name="P5"><text:tab/>.equ SECOND_DIGIT = '3'</text:p>
      <text:p text:style-name="P5"/>
      <text:p text:style-name="P5"><text:tab/>.def temp=r16</text:p>
      <text:p text:style-name="P5"><text:tab/>.def buttons_pressed=r17</text:p>
      <text:p text:style-name="P5"><text:tab/>.def first_number=r18</text:p>
      <text:p text:style-name="P5"><text:tab/>.def second_number=r19</text:p>
      <text:p text:style-name="P5"><text:tab/>.def loop_error_counter=r20</text:p>
      <text:p text:style-name="P5"><text:tab/>clr buttons_pressed</text:p>
      <text:p text:style-name="P5"><text:tab/>clr first_number</text:p>
      <text:p text:style-name="P5"><text:tab/>clr second_number</text:p>
      <text:p text:style-name="P5"><text:tab/>ldi loop_error_counter,4</text:p>
      <text:p text:style-name="P5"/>
      <text:p text:style-name="P5"><text:tab/>ldi temp,LOW(RAMEND)</text:p>
      <text:p text:style-name="P5"><text:tab/>out SPL, temp</text:p>
      <text:p text:style-name="P5"><text:tab/>ldi temp,HIGH(RAMEND)</text:p>
      <text:p text:style-name="P5"><text:tab/>out SPH, temp<text:tab/><text:tab/><text:tab/><text:tab/>;initialize the stack</text:p>
      <text:p text:style-name="P5"/>
      <text:p text:style-name="P5"><text:tab/>ser temp</text:p>
      <text:p text:style-name="P5"><text:tab/>out DDRB, temp<text:tab/><text:tab/><text:tab/><text:tab/>;PORTB (output)</text:p>
      <text:p text:style-name="P5"><text:tab/>ldi temp,(1&lt;&lt;PC7)|(1&lt;&lt;PC6)|(1&lt;&lt;PC5)|(1&lt;&lt;PC4)</text:p>
      <text:p text:style-name="P5"><text:tab/>out DDRC,temp<text:tab/><text:tab/><text:tab/><text:tab/>;PORTC is used by READ4X4</text:p>
      <text:p text:style-name="P5"/>
      <text:p text:style-name="P5">START:</text:p>
      <text:p text:style-name="P5"><text:tab/>ldi r24,20<text:tab/><text:tab/><text:tab/><text:tab/>;20 msec delay in READ4X4 for sparks</text:p>
      <text:p text:style-name="P5"><text:tab/>rcall READ4X4<text:tab/><text:tab/><text:tab/>;input r22, output r24 with the ascii code of the pressed button</text:p>
      <text:p text:style-name="P5"><text:tab/>cpi r24,0<text:tab/><text:tab/><text:tab/><text:tab/>;if a button is pressed --&gt;r24!=0</text:p>
      <text:p text:style-name="P5"><text:tab/>breq START<text:tab/><text:tab/><text:tab/><text:tab/>;loop here while (no button pressed)</text:p>
      <text:p text:style-name="P5"><text:tab/>push r24<text:tab/><text:tab/><text:tab/><text:tab/>;when a button is pressed save its ascii</text:p>
      <text:p text:style-name="P5"><text:tab/>inc buttons_pressed<text:tab/><text:tab/>;increment the number of pressed buttons</text:p>
      <text:p text:style-name="P5"><text:tab/>cpi buttons_pressed,2</text:p>
      <text:p text:style-name="P5"><text:tab/>brne START<text:tab/><text:tab/><text:tab/><text:tab/>;when 2 buttons are pressed stop reading and evaluate</text:p>
      <text:p text:style-name="P5">EVALUATE:</text:p>
      <text:p text:style-name="P5"><text:tab/>pop second_number</text:p>
      <text:p text:style-name="P5"><text:tab/>pop first_number</text:p>
      <text:p text:style-name="P5"><text:tab/>cpi first_number,FIRST_DIGIT</text:p>
      <text:p text:style-name="P5"><text:tab/>brne ERROR</text:p>
      <text:p text:style-name="P5"><text:tab/>cpi second_number,SECOND_DIGIT</text:p>
      <text:p text:style-name="P5"><text:tab/>brne ERROR</text:p>
      <text:p text:style-name="P5">SUCCESS:<text:tab/><text:tab/><text:tab/><text:tab/><text:tab/>;reached here because both buttons where the right ones</text:p>
      <text:p text:style-name="P5"><text:tab/>ser r24</text:p>
      <text:p text:style-name="P5"><text:tab/>out DDRD ,r24 </text:p>
      <text:p text:style-name="P5"><text:tab/>clr r24</text:p>
      <text:p text:style-name="P5"><text:soft-page-break/><text:tab/>rcall lcd_init_sim</text:p>
      <text:p text:style-name="P5"><text:tab/>ldi r24 ,'W'</text:p>
      <text:p text:style-name="P5"><text:tab/>rcall lcd_data_sim</text:p>
      <text:p text:style-name="P5"><text:tab/>ldi r24 ,'E'</text:p>
      <text:p text:style-name="P5"><text:tab/>rcall lcd_data_sim</text:p>
      <text:p text:style-name="P5"><text:tab/>ldi r24 ,'L'</text:p>
      <text:p text:style-name="P5"><text:tab/>rcall lcd_data_sim</text:p>
      <text:p text:style-name="P5"><text:tab/>ldi r24 ,'L'</text:p>
      <text:p text:style-name="P5"><text:tab/>rcall lcd_data_sim</text:p>
      <text:p text:style-name="P5"><text:tab/>ldi r24 ,'C'</text:p>
      <text:p text:style-name="P5"><text:tab/>rcall lcd_data_sim</text:p>
      <text:p text:style-name="P5"><text:tab/>ldi r24 ,'O'</text:p>
      <text:p text:style-name="P5"><text:tab/>rcall lcd_data_sim</text:p>
      <text:p text:style-name="P5"><text:tab/>ldi r24 ,'M'</text:p>
      <text:p text:style-name="P5"><text:tab/>rcall lcd_data_sim</text:p>
      <text:p text:style-name="P5"><text:tab/>ldi r24 ,'E'</text:p>
      <text:p text:style-name="P5"><text:tab/>rcall lcd_data_sim</text:p>
      <text:p text:style-name="P5"><text:tab/>ldi r24 ,' '</text:p>
      <text:p text:style-name="P5"><text:tab/>rcall lcd_data_sim</text:p>
      <text:p text:style-name="P5"><text:tab/>ldi r24 ,FIRST_DIGIT</text:p>
      <text:p text:style-name="P5"><text:tab/>rcall lcd_data_sim</text:p>
      <text:p text:style-name="P5"><text:tab/>ldi r24 ,SECOND_DIGIT</text:p>
      <text:p text:style-name="P5"><text:tab/>rcall lcd_data_sim</text:p>
      <text:p text:style-name="P5"/>
      <text:p text:style-name="P5"><text:tab/>clr buttons_pressed<text:tab/><text:tab/>;make number of pressed buttons ZERO for the next check of numbers</text:p>
      <text:p text:style-name="P5"><text:tab/>ldi r24,low(4000)</text:p>
      <text:p text:style-name="P5"><text:tab/>ldi r25,high(4000)</text:p>
      <text:p text:style-name="P5"><text:tab/>ser temp</text:p>
      <text:p text:style-name="P5"><text:tab/>out PORTB,temp</text:p>
      <text:p text:style-name="P5"><text:tab/>rcall wait_msec</text:p>
      <text:p text:style-name="P5"><text:tab/>clr temp</text:p>
      <text:p text:style-name="P5"><text:tab/>out PORTB,temp</text:p>
      <text:p text:style-name="P5"><text:tab/>clr r24</text:p>
      <text:p text:style-name="P5"><text:tab/>rcall lcd_init_sim</text:p>
      <text:p text:style-name="P5"><text:tab/>rjmp START</text:p>
      <text:p text:style-name="P5">ERROR:<text:tab/><text:tab/><text:tab/><text:tab/><text:tab/><text:tab/>;reached here(jumping SUCCESS flag) because one or two buttons wrong</text:p>
      <text:p text:style-name="P5"><text:tab/>clr buttons_pressed<text:tab/><text:tab/>;make number of pressed buttons ZERO for the next check of numbers</text:p>
      <text:p text:style-name="P5">LOOP_ERROR:<text:tab/><text:tab/><text:tab/><text:tab/><text:tab/>;this loop implements ON--&gt;OFF frequency=1/250 Hz</text:p>
      <text:p text:style-name="P5"><text:tab/>ser r24</text:p>
      <text:p text:style-name="P5"><text:tab/>out DDRD, r24 ; αρχικοποίηση PORTD που συνδέεται η οθόνη, ως έξοδος</text:p>
      <text:p text:style-name="P5"><text:tab/>clr r24</text:p>
      <text:p text:style-name="P5"><text:soft-page-break/><text:tab/>rcall lcd_init_sim ; αρχικοποίηση οθόνης</text:p>
      <text:p text:style-name="P5"><text:tab/>ldi r24, 'A'</text:p>
      <text:p text:style-name="P5"><text:tab/>rcall lcd_data_sim ; αποστολή ενός byte δεδομένων στον ελεγκτή της οθόνης lcd</text:p>
      <text:p text:style-name="P5"><text:tab/>ldi r24, 'L'</text:p>
      <text:p text:style-name="P5"><text:tab/>rcall lcd_data_sim</text:p>
      <text:p text:style-name="P5"><text:tab/>ldi r24, 'A'</text:p>
      <text:p text:style-name="P5"><text:tab/>rcall lcd_data_sim</text:p>
      <text:p text:style-name="P5"><text:tab/>ldi r24, 'R'</text:p>
      <text:p text:style-name="P5"><text:tab/>rcall lcd_data_sim</text:p>
      <text:p text:style-name="P5"><text:tab/>ldi r24, 'M'</text:p>
      <text:p text:style-name="P5"><text:tab/>rcall lcd_data_sim</text:p>
      <text:p text:style-name="P5"><text:tab/>ldi r24, ' '</text:p>
      <text:p text:style-name="P5"><text:tab/>rcall lcd_data_sim</text:p>
      <text:p text:style-name="P5"><text:tab/>ldi r24, 'O'</text:p>
      <text:p text:style-name="P5"><text:tab/>rcall lcd_data_sim</text:p>
      <text:p text:style-name="P5"><text:tab/>ldi r24, 'N'</text:p>
      <text:p text:style-name="P5"><text:tab/>rcall lcd_data_sim</text:p>
      <text:p text:style-name="P5"><text:tab/>ldi r24,low(500)</text:p>
      <text:p text:style-name="P5"><text:tab/>ldi r25,high(500)<text:tab/><text:tab/><text:tab/></text:p>
      <text:p text:style-name="P5"><text:tab/>ser temp</text:p>
      <text:p text:style-name="P5"><text:tab/>out PORTB,temp</text:p>
      <text:p text:style-name="P5"><text:tab/>rcall wait_msec</text:p>
      <text:p text:style-name="P5"><text:tab/>ldi r24,low(500)</text:p>
      <text:p text:style-name="P5"><text:tab/>ldi r25,high(500)<text:tab/><text:tab/><text:tab/></text:p>
      <text:p text:style-name="P5"><text:tab/>clr temp</text:p>
      <text:p text:style-name="P5"><text:tab/>out PORTB,temp</text:p>
      <text:p text:style-name="P5"><text:tab/>rcall wait_msec</text:p>
      <text:p text:style-name="P5"><text:tab/>dec loop_error_counter</text:p>
      <text:p text:style-name="P5"><text:tab/>cpi loop_error_counter,0</text:p>
      <text:p text:style-name="P5"><text:tab/>brne LOOP_ERROR</text:p>
      <text:p text:style-name="P5"><text:tab/>ldi loop_error_counter,4</text:p>
      <text:p text:style-name="P5"><text:tab/>clr r24</text:p>
      <text:p text:style-name="P5"><text:tab/>rcall lcd_init_sim</text:p>
      <text:p text:style-name="P5"><text:tab/>rjmp START</text:p>
      <text:p text:style-name="P5"/>
      <text:p text:style-name="P5"/>
      <text:p text:style-name="P5">READ4X4:</text:p>
      <text:p text:style-name="P5"><text:tab/>push r22<text:tab/><text:tab/><text:tab/>;save r22</text:p>
      <text:p text:style-name="P5"><text:tab/>push r23<text:tab/><text:tab/><text:tab/>;save r23</text:p>
      <text:p text:style-name="P5"><text:tab/>push r25<text:tab/><text:tab/><text:tab/>;save r25</text:p>
      <text:p text:style-name="P5"><text:tab/>push r26<text:tab/><text:tab/><text:tab/>;save r26</text:p>
      <text:p text:style-name="P5"><text:tab/>push r27<text:tab/><text:tab/><text:tab/>;save r27</text:p>
      <text:p text:style-name="P5"><text:tab/>in r27,SREG</text:p>
      <text:p text:style-name="P5"><text:tab/>push r27<text:tab/><text:tab/><text:tab/>;save SREG</text:p>
      <text:p text:style-name="P5"><text:soft-page-break/></text:p>
      <text:p text:style-name="P5"><text:tab/>rcall scan_keypad_rising_edge_sim</text:p>
      <text:p text:style-name="P5"><text:tab/>rcall keypad_to_ascii_sim</text:p>
      <text:p text:style-name="P5"/>
      <text:p text:style-name="P5"><text:tab/>pop r27</text:p>
      <text:p text:style-name="P5"><text:tab/>out SREG,r27<text:tab/><text:tab/>;pop SREG</text:p>
      <text:p text:style-name="P5"><text:tab/>pop r27<text:tab/><text:tab/><text:tab/><text:tab/>;pop r27</text:p>
      <text:p text:style-name="P5"><text:tab/>pop r26<text:tab/><text:tab/><text:tab/><text:tab/>;pop r26</text:p>
      <text:p text:style-name="P5"><text:tab/>pop r25<text:tab/><text:tab/><text:tab/><text:tab/>;pop r25</text:p>
      <text:p text:style-name="P5"><text:tab/>pop r23<text:tab/><text:tab/><text:tab/><text:tab/>;pop r23</text:p>
      <text:p text:style-name="P5"><text:tab/>pop r22<text:tab/><text:tab/><text:tab/><text:tab/>;pop r22</text:p>
      <text:p text:style-name="P5"><text:tab/>ret</text:p>
      <text:p text:style-name="P5"><text:tab/></text:p>
      <text:p text:style-name="P5">scan_row_sim:</text:p>
      <text:p text:style-name="P5"><text:tab/>out PORTC, r25 ; η αντίστοιχη γραμμή τίθεται στο λογικό ‘1’</text:p>
      <text:p text:style-name="P5"><text:tab/>push r24 ; τμήμα κώδικα που προστίθεται για τη σωστή</text:p>
      <text:p text:style-name="P5"><text:tab/>push r25 ; λειτουργία του προγραμματος απομακρυσμένης</text:p>
      <text:p text:style-name="P5"><text:tab/>ldi r24,low(500) ; πρόσβασης</text:p>
      <text:p text:style-name="P5"><text:tab/>ldi r25,high(500)</text:p>
      <text:p text:style-name="P5"><text:tab/>rcall wait_usec</text:p>
      <text:p text:style-name="P5"><text:tab/>pop r25</text:p>
      <text:p text:style-name="P5"><text:tab/>pop r24 ; τέλος τμήμα κώδικα</text:p>
      <text:p text:style-name="P5"><text:tab/>nop</text:p>
      <text:p text:style-name="P5"><text:tab/>nop ; καθυστέρηση για να προλάβει να γίνει η αλλαγή κατάστασης</text:p>
      <text:p text:style-name="P5"><text:tab/>in r24, PINC ; επιστρέφουν οι θέσεις (στήλες) των διακοπτών που είναι πιεσμένοι</text:p>
      <text:p text:style-name="P5"><text:tab/>andi r24 ,0x0f ; απομονώνονται τα 4 LSB όπου τα ‘1’ δείχνουν που είναι πατημένοι</text:p>
      <text:p text:style-name="P5"><text:tab/>ret ; οι διακόπτες.</text:p>
      <text:p text:style-name="P5"/>
      <text:p text:style-name="P5">scan_keypad_sim:</text:p>
      <text:p text:style-name="P5"><text:tab/>push r26 ; αποθήκευσε τους καταχωρητές r27:r26 γιατι τους</text:p>
      <text:p text:style-name="P5"><text:tab/>push r27 ; αλλάζουμε μέσα στην ρουτίνα</text:p>
      <text:p text:style-name="P5"><text:tab/>ldi r25 , 0x10 ; έλεγξε την πρώτη γραμμή του πληκτρολογίου (PC4: 1 2 3 A)</text:p>
      <text:p text:style-name="P5"><text:tab/>rcall scan_row_sim</text:p>
      <text:p text:style-name="P5"><text:tab/>swap r24 ; αποθήκευσε το αποτέλεσμα</text:p>
      <text:p text:style-name="P5"><text:tab/>mov r27, r24 ; στα 4 msb του r27</text:p>
      <text:p text:style-name="P5"><text:tab/>ldi r25 ,0x20 ; έλεγξε τη δεύτερη γραμμή του πληκτρολογίου (PC5: 4 5 6 B)</text:p>
      <text:p text:style-name="P5"><text:tab/>rcall scan_row_sim</text:p>
      <text:p text:style-name="P5"><text:tab/>add r27, r24 ; αποθήκευσε το αποτέλεσμα στα 4 lsb του r27</text:p>
      <text:p text:style-name="P5"><text:tab/>ldi r25 , 0x40 ; έλεγξε την τρίτη γραμμή του πληκτρολογίου (PC6: 7 8 9 C)</text:p>
      <text:p text:style-name="P5"><text:tab/>rcall scan_row_sim</text:p>
      <text:p text:style-name="P5"><text:tab/>swap r24 ; αποθήκευσε το αποτέλεσμα</text:p>
      <text:p text:style-name="P5"><text:tab/>mov r26, r24 ; στα 4 msb του r26</text:p>
      <text:p text:style-name="P5"><text:tab/>ldi r25 ,0x80 ; έλεγξε την τέταρτη γραμμή του πληκτρολογίου (PC7: * 0 # D)</text:p>
      <text:p text:style-name="P5"><text:tab/>rcall scan_row_sim</text:p>
      <text:p text:style-name="P5"><text:soft-page-break/><text:tab/>add r26, r24 ; αποθήκευσε το αποτέλεσμα στα 4 lsb του r26</text:p>
      <text:p text:style-name="P5"><text:tab/>movw r24, r26 ; μετέφερε το αποτέλεσμα στους καταχωρητές r25:r24</text:p>
      <text:p text:style-name="P5"><text:tab/>clr r26 ; προστέθηκε για την απομακρυσμένη πρόσβαση</text:p>
      <text:p text:style-name="P5"><text:tab/>out PORTC,r26 ; προστέθηκε για την απομακρυσμένη πρόσβαση</text:p>
      <text:p text:style-name="P5"><text:tab/>pop r27 ; επανάφερε τους καταχωρητές r27:r26</text:p>
      <text:p text:style-name="P5"><text:tab/>pop r26</text:p>
      <text:p text:style-name="P5"><text:tab/>ret</text:p>
      <text:p text:style-name="P5">scan_keypad_rising_edge_sim:</text:p>
      <text:p text:style-name="P5"><text:tab/>push r22 ; αποθήκευσε τους καταχωρητές r23:r22 και τους</text:p>
      <text:p text:style-name="P5"><text:tab/>push r23 ; r26:r27 γιατι τους αλλάζουμε μέσα στην ρουτίνα</text:p>
      <text:p text:style-name="P5"><text:tab/>push r26</text:p>
      <text:p text:style-name="P5"><text:tab/>push r27</text:p>
      <text:p text:style-name="P5"><text:tab/>rcall scan_keypad_sim ; έλεγξε το πληκτρολόγιο για πιεσμένους διακόπτες</text:p>
      <text:p text:style-name="P5"><text:tab/>push r24 ; και αποθήκευσε το αποτέλεσμα</text:p>
      <text:p text:style-name="P5"><text:tab/>push r25</text:p>
      <text:p text:style-name="P5"><text:tab/>ldi r24 ,15 ; καθυστέρησε 15 ms (τυπικές τιμές 10-20 msec που καθορίζεται από τον</text:p>
      <text:p text:style-name="P5"><text:tab/>ldi r25 ,0 ; κατασκευαστή του πληκτρολογίου – χρονοδιάρκεια σπινθηρισμών)</text:p>
      <text:p text:style-name="P5"><text:tab/>rcall wait_msec</text:p>
      <text:p text:style-name="P5"><text:tab/>rcall scan_keypad_sim ; έλεγξε το πληκτρολόγιο ξανά και απόρριψε</text:p>
      <text:p text:style-name="P5"><text:tab/>pop r23 ; όσα πλήκτρα εμφανίζουν σπινθηρισμό</text:p>
      <text:p text:style-name="P5"><text:tab/>pop r22</text:p>
      <text:p text:style-name="P5"><text:tab/>and r24 ,r22</text:p>
      <text:p text:style-name="P5"><text:tab/>and r25 ,r23</text:p>
      <text:p text:style-name="P5"><text:tab/>ldi r26 ,low(_tmp_) ; φόρτωσε την κατάσταση των διακοπτών στην</text:p>
      <text:p text:style-name="P5"><text:tab/>ldi r27 ,high(_tmp_) ; προηγούμενη κλήση της ρουτίνας στους r27:r26</text:p>
      <text:p text:style-name="P5"><text:tab/>ld r23 ,X+</text:p>
      <text:p text:style-name="P5"><text:tab/>ld r22 ,X</text:p>
      <text:p text:style-name="P5"><text:tab/>st X ,r24 ; αποθήκευσε στη RAM τη νέα κατάσταση</text:p>
      <text:p text:style-name="P5"><text:tab/>st -X ,r25 ; των διακοπτών</text:p>
      <text:p text:style-name="P5"><text:tab/>com r23</text:p>
      <text:p text:style-name="P5"><text:tab/>com r22 ; βρες τους διακόπτες που έχουν «μόλις» πατηθεί</text:p>
      <text:p text:style-name="P5"><text:tab/>and r24 ,r22</text:p>
      <text:p text:style-name="P5"><text:tab/>and r25 ,r23</text:p>
      <text:p text:style-name="P5"><text:tab/>pop r27 ; επανάφερε τους καταχωρητές r27:r26</text:p>
      <text:p text:style-name="P5"><text:tab/>pop r26 ; και r23:r22</text:p>
      <text:p text:style-name="P5"><text:tab/>pop r23</text:p>
      <text:p text:style-name="P5"><text:tab/>pop r22</text:p>
      <text:p text:style-name="P5"><text:tab/>ret </text:p>
      <text:p text:style-name="P5">keypad_to_ascii_sim:</text:p>
      <text:p text:style-name="P5"><text:tab/>push r26 ; αποθήκευσε τους καταχωρητές r27:r26 γιατι τους</text:p>
      <text:p text:style-name="P5"><text:tab/>push r27 ; αλλάζουμε μέσα στη ρουτίνα</text:p>
      <text:p text:style-name="P5"><text:tab/>movw r26 ,r24 ; λογικό ‘1’ στις θέσεις του καταχωρητή r26 δηλώνουν</text:p>
      <text:p text:style-name="P5"><text:tab/>; τα παρακάτω σύμβολα και αριθμούς</text:p>
      <text:p text:style-name="P5"><text:tab/>ldi r24 ,'*'</text:p>
      <text:p text:style-name="P5"><text:soft-page-break/><text:tab/>; r26</text:p>
      <text:p text:style-name="P5"><text:tab/>;C 9 8 7 D # 0 *</text:p>
      <text:p text:style-name="P5"><text:tab/>sbrc r26 ,0</text:p>
      <text:p text:style-name="P5"><text:tab/>rjmp return_ascii</text:p>
      <text:p text:style-name="P5"><text:tab/>ldi r24 ,'0'</text:p>
      <text:p text:style-name="P5"><text:tab/>sbrc r26 ,1</text:p>
      <text:p text:style-name="P5"><text:tab/>rjmp return_ascii</text:p>
      <text:p text:style-name="P5"><text:tab/>ldi r24 ,'#'</text:p>
      <text:p text:style-name="P5"><text:tab/>sbrc r26 ,2</text:p>
      <text:p text:style-name="P5"><text:tab/>rjmp return_ascii</text:p>
      <text:p text:style-name="P5"><text:tab/>ldi r24 ,'D'</text:p>
      <text:p text:style-name="P5"><text:tab/>sbrc r26 ,3 ; αν δεν είναι ‘1’παρακάμπτει την ret, αλλιώς (αν είναι ‘1’)</text:p>
      <text:p text:style-name="P5"><text:tab/>rjmp return_ascii ; επιστρέφει με τον καταχωρητή r24 την ASCII τιμή του D.</text:p>
      <text:p text:style-name="P5"><text:tab/>ldi r24 ,'7'</text:p>
      <text:p text:style-name="P5"><text:tab/>sbrc r26 ,4</text:p>
      <text:p text:style-name="P5"><text:tab/>rjmp return_ascii</text:p>
      <text:p text:style-name="P5"><text:tab/>ldi r24 ,'8'</text:p>
      <text:p text:style-name="P5"><text:tab/>sbrc r26 ,5</text:p>
      <text:p text:style-name="P5"><text:tab/>rjmp return_ascii</text:p>
      <text:p text:style-name="P5"><text:tab/>ldi r24 ,'9'</text:p>
      <text:p text:style-name="P5"><text:tab/>sbrc r26 ,6</text:p>
      <text:p text:style-name="P5"><text:tab/>rjmp return_ascii ;</text:p>
      <text:p text:style-name="P5"><text:tab/>ldi r24 ,'C'</text:p>
      <text:p text:style-name="P5"><text:tab/>sbrc r26 ,7</text:p>
      <text:p text:style-name="P5"><text:tab/>rjmp return_ascii</text:p>
      <text:p text:style-name="P5"><text:tab/>ldi r24 ,'4' ; λογικό ‘1’ στις θέσεις του καταχωρητή r27 δηλώνουν</text:p>
      <text:p text:style-name="P5"><text:tab/>sbrc r27 ,0 ; τα παρακάτω σύμβολα και αριθμούς</text:p>
      <text:p text:style-name="P5"><text:tab/>rjmp return_ascii</text:p>
      <text:p text:style-name="P5"><text:tab/>ldi r24 ,'5'</text:p>
      <text:p text:style-name="P5"><text:tab/>;r27</text:p>
      <text:p text:style-name="P5"><text:tab/>;Α 3 2 1 B 6 5 4</text:p>
      <text:p text:style-name="P5"><text:tab/>sbrc r27 ,1</text:p>
      <text:p text:style-name="P5"><text:tab/>rjmp return_ascii</text:p>
      <text:p text:style-name="P5"><text:tab/>ldi r24 ,'6'</text:p>
      <text:p text:style-name="P5"><text:tab/>sbrc r27 ,2</text:p>
      <text:p text:style-name="P5"><text:tab/>rjmp return_ascii</text:p>
      <text:p text:style-name="P5"><text:tab/>ldi r24 ,'B'</text:p>
      <text:p text:style-name="P5"><text:tab/>sbrc r27 ,3</text:p>
      <text:p text:style-name="P5"><text:tab/>rjmp return_ascii</text:p>
      <text:p text:style-name="P5"><text:tab/>ldi r24 ,'1'</text:p>
      <text:p text:style-name="P5"><text:tab/>sbrc r27 ,4</text:p>
      <text:p text:style-name="P5"><text:tab/>rjmp return_ascii ;</text:p>
      <text:p text:style-name="P5"><text:tab/>ldi r24 ,'2'</text:p>
      <text:p text:style-name="P5"><text:tab/>sbrc r27 ,5</text:p>
      <text:p text:style-name="P5"><text:soft-page-break/><text:tab/>rjmp return_ascii</text:p>
      <text:p text:style-name="P5"><text:tab/>ldi r24 ,'3' </text:p>
      <text:p text:style-name="P5"><text:tab/>sbrc r27 ,6</text:p>
      <text:p text:style-name="P5"><text:tab/>rjmp return_ascii</text:p>
      <text:p text:style-name="P5"><text:tab/>ldi r24 ,'A'</text:p>
      <text:p text:style-name="P5"><text:tab/>sbrc r27 ,7</text:p>
      <text:p text:style-name="P5"><text:tab/>rjmp return_ascii</text:p>
      <text:p text:style-name="P5"><text:tab/>clr r24</text:p>
      <text:p text:style-name="P5"><text:tab/>rjmp return_ascii</text:p>
      <text:p text:style-name="P5"><text:tab/>return_ascii:</text:p>
      <text:p text:style-name="P5"><text:tab/>pop r27 ; επανάφερε τους καταχωρητές r27:r26</text:p>
      <text:p text:style-name="P5"><text:tab/>pop r26</text:p>
      <text:p text:style-name="P5"><text:tab/>ret</text:p>
      <text:p text:style-name="P5"/>
      <text:p text:style-name="P5">write_2_nibbles_sim:</text:p>
      <text:p text:style-name="P5"><text:tab/>push r24 ; τμήμα κώδικα που προστίθεται για τη σωστή</text:p>
      <text:p text:style-name="P5"><text:tab/>push r25 ; λειτουργία του προγραμματος απομακρυσμένης</text:p>
      <text:p text:style-name="P5"><text:tab/>ldi r24 ,low(6000) ; πρόσβασης</text:p>
      <text:p text:style-name="P5"><text:tab/>ldi r25 ,high(6000)</text:p>
      <text:p text:style-name="P5"><text:tab/>rcall wait_usec</text:p>
      <text:p text:style-name="P5"><text:tab/>pop r25</text:p>
      <text:p text:style-name="P5"><text:tab/>pop r24 ; τέλος τμήμα κώδικα</text:p>
      <text:p text:style-name="P5"><text:tab/>push r24 ; στέλνει τα 4 MSB</text:p>
      <text:p text:style-name="P5"><text:tab/>in r25, PIND ; διαβάζονται τα 4 LSB και τα ξαναστέλνουμε</text:p>
      <text:p text:style-name="P5"><text:tab/>andi r25, 0x0f ; για να μην χαλάσουμε την όποια προηγούμενη κατάσταση</text:p>
      <text:p text:style-name="P5"><text:tab/>andi r24, 0xf0 ; απομονώνονται τα 4 MSB και</text:p>
      <text:p text:style-name="P5"><text:tab/>add r24, r25 ; συνδυάζονται με τα προϋπάρχοντα 4 LSB</text:p>
      <text:p text:style-name="P5"><text:tab/>out PORTD, r24 ; και δίνονται στην έξοδο</text:p>
      <text:p text:style-name="P5"><text:tab/>sbi PORTD, PD3 ; δημιουργείται παλμός Enable στον ακροδέκτη PD3</text:p>
      <text:p text:style-name="P5"><text:tab/>cbi PORTD, PD3 ; PD3=1 και μετά PD3=0</text:p>
      <text:p text:style-name="P5"><text:tab/>push r24 ; τμήμα κώδικα που προστίθεται για τη σωστή</text:p>
      <text:p text:style-name="P5"><text:tab/>push r25 ; λειτουργία του προγραμματος απομακρυσμένης</text:p>
      <text:p text:style-name="P5"><text:tab/>ldi r24 ,low(6000) ; πρόσβασης</text:p>
      <text:p text:style-name="P5"><text:tab/>ldi r25 ,high(6000)</text:p>
      <text:p text:style-name="P5"><text:tab/>rcall wait_usec</text:p>
      <text:p text:style-name="P5"><text:tab/>pop r25</text:p>
      <text:p text:style-name="P5"><text:tab/>pop r24 ; τέλος τμήμα κώδικα</text:p>
      <text:p text:style-name="P5"><text:tab/>pop r24 ; στέλνει τα 4 LSB. Ανακτάται το byte.</text:p>
      <text:p text:style-name="P5"><text:tab/>swap r24 ; εναλλάσσονται τα 4 MSB με τα 4 LSB</text:p>
      <text:p text:style-name="P5"><text:tab/>andi r24 ,0xf0 ; που με την σειρά τους αποστέλλονται</text:p>
      <text:p text:style-name="P5"><text:tab/>add r24, r25</text:p>
      <text:p text:style-name="P5"><text:tab/>out PORTD, r24</text:p>
      <text:p text:style-name="P5"><text:tab/>sbi PORTD, PD3 ; Νέος παλμός Enable</text:p>
      <text:p text:style-name="P5"><text:tab/>cbi PORTD, PD3</text:p>
      <text:p text:style-name="P5"><text:soft-page-break/><text:tab/>ret</text:p>
      <text:p text:style-name="P5"/>
      <text:p text:style-name="P5">lcd_data_sim:</text:p>
      <text:p text:style-name="P5"><text:tab/>push r24 ; αποθήκευσε τους καταχωρητές r25:r24 γιατί τους</text:p>
      <text:p text:style-name="P5"><text:tab/>push r25 ; αλλάζουμε μέσα στη ρουτίνα</text:p>
      <text:p text:style-name="P5"><text:tab/>sbi PORTD, PD2 ; επιλογή του καταχωρητή δεδομένων (PD2=1)</text:p>
      <text:p text:style-name="P5"><text:tab/>rcall write_2_nibbles_sim ; αποστολή του byte</text:p>
      <text:p text:style-name="P5"><text:tab/>ldi r24 ,43 ; αναμονή 43μsec μέχρι να ολοκληρωθεί η λήψη</text:p>
      <text:p text:style-name="P5"><text:tab/>ldi r25 ,0 ; των δεδομένων από τον ελεγκτή της lcd</text:p>
      <text:p text:style-name="P5"><text:tab/>rcall wait_usec</text:p>
      <text:p text:style-name="P5"><text:tab/>pop r25 ;επανάφερε τους καταχωρητές r25:r24</text:p>
      <text:p text:style-name="P5"><text:tab/>pop r24</text:p>
      <text:p text:style-name="P5"><text:tab/>ret</text:p>
      <text:p text:style-name="P5"/>
      <text:p text:style-name="P5">lcd_command_sim:</text:p>
      <text:p text:style-name="P5"><text:tab/>push r24 ; αποθήκευσε τους καταχωρητές r25:r24 γιατί τους</text:p>
      <text:p text:style-name="P5"><text:tab/>push r25 ; αλλάζουμε μέσα στη ρουτίνα</text:p>
      <text:p text:style-name="P5"><text:tab/>cbi PORTD, PD2 ; επιλογή του καταχωρητή εντολών (PD2=0)</text:p>
      <text:p text:style-name="P5"><text:tab/>rcall write_2_nibbles_sim ; αποστολή της εντολής και αναμονή 39μsec</text:p>
      <text:p text:style-name="P5"><text:tab/>ldi r24, 39 ; για την ολοκλήρωση της εκτέλεσης της από τον ελεγκτή της lcd.</text:p>
      <text:p text:style-name="P5"><text:tab/>ldi r25, 0 ; ΣΗΜ.: υπάρχουν δύο εντολές, οι clear display και return home,</text:p>
      <text:p text:style-name="P5"><text:tab/>rcall wait_usec ; που απαιτούν σημαντικά μεγαλύτερο χρονικό διάστημα.</text:p>
      <text:p text:style-name="P5"><text:tab/>pop r25 ; επανάφερε τους καταχωρητές r25:r24</text:p>
      <text:p text:style-name="P5"><text:tab/>pop r24</text:p>
      <text:p text:style-name="P5"><text:tab/>ret</text:p>
      <text:p text:style-name="P5"/>
      <text:p text:style-name="P5">lcd_init_sim:</text:p>
      <text:p text:style-name="P5"><text:tab/>push r24 ; αποθήκευσε τους καταχωρητές r25:r24 γιατί τους</text:p>
      <text:p text:style-name="P5"><text:tab/>push r25 ; αλλάζουμε μέσα στη ρουτίνα</text:p>
      <text:p text:style-name="P5"/>
      <text:p text:style-name="P5"><text:tab/>ldi r24, 40 ; Όταν ο ελεγκτής της lcd τροφοδοτείται με</text:p>
      <text:p text:style-name="P5"><text:tab/>ldi r25, 0 ; ρεύμα εκτελεί την δική του αρχικοποίηση.</text:p>
      <text:p text:style-name="P5"><text:tab/>rcall wait_msec ; Αναμονή 40 msec μέχρι αυτή να ολοκληρωθεί.</text:p>
      <text:p text:style-name="P5"><text:tab/>ldi r24, 0x30 ; εντολή μετάβασης σε 8 bit mode</text:p>
      <text:p text:style-name="P5"><text:tab/>out PORTD, r24 ; επειδή δεν μπορούμε να είμαστε βέβαιοι</text:p>
      <text:p text:style-name="P5"><text:tab/>sbi PORTD, PD3 ; για τη διαμόρφωση εισόδου του ελεγκτή</text:p>
      <text:p text:style-name="P5"><text:tab/>cbi PORTD, PD3 ; της οθόνης, η εντολή αποστέλλεται δύο φορές</text:p>
      <text:p text:style-name="P5"><text:tab/>ldi r24, 39</text:p>
      <text:p text:style-name="P5"><text:tab/>ldi r25, 0 ; εάν ο ελεγκτής της οθόνης βρίσκεται σε 8-bit mode</text:p>
      <text:p text:style-name="P5"><text:tab/>rcall wait_usec ; δεν θα συμβεί τίποτα, αλλά αν ο ελεγκτής έχει διαμόρφωση</text:p>
      <text:p text:style-name="P5"><text:tab/> ; εισόδου 4 bit θα μεταβεί σε διαμόρφωση 8 bit</text:p>
      <text:p text:style-name="P5"><text:tab/>push r24 ; τμήμα κώδικα που προστίθεται για τη σωστή</text:p>
      <text:p text:style-name="P5"><text:tab/>push r25 ; λειτουργία του προγραμματος απομακρυσμένης</text:p>
      <text:p text:style-name="P5"><text:tab/>ldi r24,low(1000) ; πρόσβασης</text:p>
      <text:p text:style-name="P5"><text:soft-page-break/><text:tab/>ldi r25,high(1000)</text:p>
      <text:p text:style-name="P5"><text:tab/>rcall wait_usec</text:p>
      <text:p text:style-name="P5"><text:tab/>pop r25</text:p>
      <text:p text:style-name="P5"><text:tab/>pop r24 ; τέλος τμήμα κώδικα</text:p>
      <text:p text:style-name="P5"><text:tab/>ldi r24, 0x30</text:p>
      <text:p text:style-name="P5"><text:tab/>out PORTD, r24</text:p>
      <text:p text:style-name="P5"><text:tab/>sbi PORTD, PD3</text:p>
      <text:p text:style-name="P5"><text:tab/>cbi PORTD, PD3</text:p>
      <text:p text:style-name="P5"><text:tab/>ldi r24,39</text:p>
      <text:p text:style-name="P5"><text:tab/>ldi r25,0</text:p>
      <text:p text:style-name="P5"><text:tab/>rcall wait_usec </text:p>
      <text:p text:style-name="P5"><text:tab/>push r24 ; τμήμα κώδικα που προστίθεται για τη σωστή</text:p>
      <text:p text:style-name="P5"><text:tab/>push r25 ; λειτουργία του προγραμματος απομακρυσμένης</text:p>
      <text:p text:style-name="P5"><text:tab/>ldi r24 ,low(1000) ; πρόσβασης</text:p>
      <text:p text:style-name="P5"><text:tab/>ldi r25 ,high(1000)</text:p>
      <text:p text:style-name="P5"><text:tab/>rcall wait_usec</text:p>
      <text:p text:style-name="P5"><text:tab/>pop r25</text:p>
      <text:p text:style-name="P5"><text:tab/>pop r24 ; τέλος τμήμα κώδικα</text:p>
      <text:p text:style-name="P5"><text:tab/>ldi r24,0x20 ; αλλαγή σε 4-bit mode</text:p>
      <text:p text:style-name="P5"><text:tab/>out PORTD, r24</text:p>
      <text:p text:style-name="P5"><text:tab/>sbi PORTD, PD3</text:p>
      <text:p text:style-name="P5"><text:tab/>cbi PORTD, PD3</text:p>
      <text:p text:style-name="P5"><text:tab/>ldi r24,39</text:p>
      <text:p text:style-name="P5"><text:tab/>ldi r25,0</text:p>
      <text:p text:style-name="P5"><text:tab/>rcall wait_usec</text:p>
      <text:p text:style-name="P5"><text:tab/>push r24 ; τμήμα κώδικα που προστίθεται για τη σωστή</text:p>
      <text:p text:style-name="P5"><text:tab/>push r25 ; λειτουργία του προγραμματος απομακρυσμένης</text:p>
      <text:p text:style-name="P5"><text:tab/>ldi r24 ,low(1000) ; πρόσβασης</text:p>
      <text:p text:style-name="P5"><text:tab/>ldi r25 ,high(1000)</text:p>
      <text:p text:style-name="P5"><text:tab/>rcall wait_usec</text:p>
      <text:p text:style-name="P5"><text:tab/>pop r25</text:p>
      <text:p text:style-name="P5"><text:tab/>pop r24 ; τέλος τμήμα κώδικα</text:p>
      <text:p text:style-name="P5"><text:tab/>ldi r24,0x28 ; επιλογή χαρακτήρων μεγέθους 5x8 κουκίδων</text:p>
      <text:p text:style-name="P5"><text:tab/>rcall lcd_command_sim ; και εμφάνιση δύο γραμμών στην οθόνη</text:p>
      <text:p text:style-name="P5"><text:tab/>ldi r24,0x0c ; ενεργοποίηση της οθόνης, απόκρυψη του κέρσορα</text:p>
      <text:p text:style-name="P5"><text:tab/>rcall lcd_command_sim</text:p>
      <text:p text:style-name="P5"><text:tab/>ldi r24,0x01 ; καθαρισμός της οθόνης</text:p>
      <text:p text:style-name="P5"><text:tab/>rcall lcd_command_sim</text:p>
      <text:p text:style-name="P5"><text:tab/>ldi r24, low(1530)</text:p>
      <text:p text:style-name="P5"><text:tab/>ldi r25, high(1530)</text:p>
      <text:p text:style-name="P5"><text:tab/>rcall wait_usec</text:p>
      <text:p text:style-name="P5"><text:tab/>ldi r24 ,0x06 ; ενεργοποίηση αυτόματης αύξησης κατά 1 της διεύθυνσης</text:p>
      <text:p text:style-name="P5"><text:tab/>rcall lcd_command_sim ; που είναι αποθηκευμένη στον μετρητή διευθύνσεων και</text:p>
      <text:p text:style-name="P5"><text:tab/> ; απενεργοποίηση της ολίσθησης ολόκληρης της οθόνης</text:p>
      <text:p text:style-name="P5"><text:soft-page-break/><text:tab/>pop r25 ; επανάφερε τους καταχωρητές r25:r24</text:p>
      <text:p text:style-name="P5"><text:tab/>pop r24</text:p>
      <text:p text:style-name="P5"><text:tab/>ret</text:p>
      <text:p text:style-name="P5"/>
      <text:p text:style-name="P5"/>
      <text:p text:style-name="P5">wait_msec:<text:tab/><text:tab/><text:tab/><text:tab/><text:tab/>;1msec in total</text:p>
      <text:p text:style-name="P5"><text:tab/>push r24<text:tab/><text:tab/><text:tab/><text:tab/>;2 cycles (0.250usec)</text:p>
      <text:p text:style-name="P5"><text:tab/>push r25<text:tab/><text:tab/><text:tab/><text:tab/>;2 cycles (0.250usec)</text:p>
      <text:p text:style-name="P5"><text:tab/>ldi r24,low(998)<text:tab/><text:tab/>;1 cycle <text:s/>(0.125usec)</text:p>
      <text:p text:style-name="P5"><text:tab/>ldi r25,high(998)<text:tab/><text:tab/>;1 cycle <text:s/>(0.125usec)</text:p>
      <text:p text:style-name="P5"><text:tab/>rcall wait_usec<text:tab/><text:tab/><text:tab/>;3 cycles (0.375usec)</text:p>
      <text:p text:style-name="P5"><text:tab/>pop r25<text:tab/><text:tab/><text:tab/><text:tab/><text:tab/>;2 cycles (0.250usec)</text:p>
      <text:p text:style-name="P5"><text:tab/>pop r24<text:tab/><text:tab/><text:tab/><text:tab/><text:tab/>;2 cycles (0.250usec)</text:p>
      <text:p text:style-name="P5"><text:tab/>sbiw r24,1<text:tab/><text:tab/><text:tab/><text:tab/>;2 cycle <text:s/>(0.250usec)</text:p>
      <text:p text:style-name="P5"><text:tab/>brne wait_msec<text:tab/><text:tab/><text:tab/>;1 or 2 cycles</text:p>
      <text:p text:style-name="P5"><text:tab/>ret<text:tab/><text:tab/><text:tab/><text:tab/><text:tab/><text:tab/>;4 cycles (0.500usec)</text:p>
      <text:p text:style-name="P5"/>
      <text:p text:style-name="P5">wait_usec:<text:tab/><text:tab/><text:tab/><text:tab/><text:tab/>;998.375usec in total</text:p>
      <text:p text:style-name="P5"><text:tab/>sbiw r24,1<text:tab/><text:tab/><text:tab/><text:tab/>;2 cycles (0.250usec)</text:p>
      <text:p text:style-name="P5"><text:tab/>nop<text:tab/><text:tab/><text:tab/><text:tab/><text:tab/><text:tab/>;1 cycle (0.125usec)</text:p>
      <text:p text:style-name="P5"><text:tab/>nop<text:tab/><text:tab/><text:tab/><text:tab/><text:tab/><text:tab/>;1 cycle (0.125usec)</text:p>
      <text:p text:style-name="P5"><text:tab/>nop<text:tab/><text:tab/><text:tab/><text:tab/><text:tab/><text:tab/>;1 cycle (0.125usec)</text:p>
      <text:p text:style-name="P5"><text:tab/>nop<text:tab/><text:tab/><text:tab/><text:tab/><text:tab/><text:tab/>;1 cycle (0.125usec)</text:p>
      <text:p text:style-name="P5"><text:tab/>brne wait_usec<text:tab/><text:tab/><text:tab/>;1 or 2 cycles (0.125 or 0.250usec)</text:p>
      <text:p text:style-name="P5"><text:tab/>ret<text:tab/><text:tab/><text:tab/><text:tab/><text:tab/><text:tab/>;4 cycles (0.500use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6T16:13:33.279000000</meta:creation-date>
    <dc:date>2020-11-26T16:43:54.380000000</dc:date>
    <meta:editing-duration>PT20M10S</meta:editing-duration>
    <meta:editing-cycles>2</meta:editing-cycles>
    <meta:generator>LibreOffice/6.4.2.2$Windows_x86 LibreOffice_project/4e471d8c02c9c90f512f7f9ead8875b57fcb1ec3</meta:generator>
    <meta:document-statistic meta:table-count="0" meta:image-count="0" meta:object-count="0" meta:page-count="15" meta:paragraph-count="557" meta:word-count="2572" meta:character-count="16092" meta:non-whitespace-character-count="13370"/>
  </office:meta>
</office:document-meta>
</file>